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-color="#3333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00cc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marker-start-width="0.2cm" draw:marker-end-width="0.2cm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>
      <style:graphic-properties draw:stroke="none" draw:fill-color="#3333ff" draw:textarea-horizontal-align="justify" draw:textarea-vertical-align="middle" draw:auto-grow-height="false"/>
    </style:style>
    <style:style style:name="gr7" style:family="graphic">
      <style:graphic-properties draw:stroke="none" draw:fill-color="#0099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g>
          <draw:custom-shape draw:style-name="gr1" draw:text-style-name="P1" draw:layer="layout" svg:width="7.112cm" svg:height="1.847cm" svg:x="9.906cm" svg:y="10.1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7.62cm" svg:x="12.573cm" svg:y="7.36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6.604cm" svg:height="5.588cm" svg:x="1.4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604cm" svg:height="6.604cm" svg:x="19.05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5" draw:text-style-name="P1" draw:layer="layout" svg:width="7.112cm" svg:height="1.847cm" svg:x="9.906cm" svg:y="10.1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78cm" svg:height="7.62cm" svg:x="12.573cm" svg:y="7.3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1" draw:layer="Layout" svg:width="6.604cm" svg:height="6.604cm" svg:x="10.41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1" draw:layer="Layout" svg:width="6.604cm" svg:height="5.588cm" svg:x="11.176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01:43.925716197</meta:creation-date>
    <dc:date>2016-10-01T20:47:10.824924170</dc:date>
    <meta:editing-duration>PT4H44M26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